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2.798in"/>
    </style:style>
    <style:style style:name="co4" style:family="table-column">
      <style:table-column-properties fo:break-before="auto" style:column-width="1.90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0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0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18" style:family="table-cell" style:parent-style-name="Default">
      <style:table-cell-properties fo:background-color="#b4c7dc" fo:wrap-option="wrap" style:vertical-align="top"/>
    </style:style>
    <style:style style:name="ce22" style:family="table-cell" style:parent-style-name="Default">
      <style:table-cell-properties fo:background-color="#b4c7dc"/>
    </style:style>
    <style:style style:name="ce11" style:family="table-cell" style:parent-style-name="Default">
      <style:table-cell-properties fo:background-color="#ffff99" fo:wrap-option="wrap" style:vertical-align="top"/>
    </style:style>
    <style:style style:name="ce12" style:family="table-cell" style:parent-style-name="Default">
      <style:table-cell-properties fo:background-color="#ffe994" fo:wrap-option="wrap" style:vertical-align="top"/>
    </style:style>
    <style:style style:name="ce13" style:family="table-cell" style:parent-style-name="Default">
      <style:table-cell-properties fo:background-color="#ffffa6" fo:wrap-option="wrap" style:vertical-align="top"/>
    </style:style>
    <style:style style:name="ce14" style:family="table-cell" style:parent-style-name="Default">
      <style:table-cell-properties fo:background-color="#ffe994"/>
    </style:style>
    <style:style style:name="ce8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wrap-option="wrap" style:vertical-align="top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>
      <style:table-cell-properties fo:background-color="transparent" fo:wrap-option="wrap" style:vertical-align="top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18"/>
        <table:table-column table:style-name="co3" table:number-columns-repeated="3" table:default-cell-style-name="ce11"/>
        <table:table-column table:style-name="co3" table:default-cell-style-name="ce10"/>
        <table:table-column table:style-name="co4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6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1st We Take Manhattan…</text:p>
          </table:table-cell>
          <table:table-cell table:style-name="ce18" office:value-type="string" calcext:value-type="string">
            <text:p>Storming Skyscrapers</text:p>
          </table:table-cell>
          <table:table-cell office:value-type="string" calcext:value-type="string">
            <text:p>Rooftop Race</text:p>
          </table:table-cell>
          <table:table-cell office:value-type="string" calcext:value-type="string">
            <text:p>Cometropo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office:value-type="string" calcext:value-type="string">
            <text:p>All in All You’re Just ’Nother ₧ in the Wall</text:p>
          </table:table-cell>
          <table:table-cell table:style-name="ce12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office:value-type="string" calcext:value-type="string">
            <text:p>Thru the Sharp Hawthorn Blow the Wi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The Minus Tou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office:value-type="string" calcext:value-type="string">
            <text:p>Dark Sahara</text:p>
          </table:table-cell>
          <table:table-cell office:value-type="string" calcext:value-type="string">
            <text:p>The Playing Railroad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ce13" office:value-type="string" calcext:value-type="string">
            <text:p>Mt. Rooster</text:p>
          </table:table-cell>
          <table:table-cell table:style-name="ce12" office:value-type="string" calcext:value-type="string">
            <text:p>@ the Mountains o’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office:value-type="string" calcext:value-type="string">
            <text:p>Brier F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Space, I Believe In</text:p>
          </table:table-cell>
          <table:table-cell table:style-name="ce12" office:value-type="string" calcext:value-type="string">
            <text:p>Mothership Contention</text:p>
          </table:table-cell>
          <table:table-cell table:style-name="ce13" office:value-type="string" calcext:value-type="string">
            <text:p>When I Stand Upside Down…</text:p>
          </table:table-cell>
          <table:table-cell office:value-type="string" calcext:value-type="string">
            <text:p>Stop &amp; Go Space Statio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Frostbite M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Good Ship Lifesty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office:value-type="string" calcext:value-type="string">
            <text:p>Foggy Forest</text:p>
          </table:table-cell>
          <table:table-cell table:style-name="ce17" office:value-type="string" calcext:value-type="string">
            <text:p>&amp; Pass the Cemetery G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office:value-type="string" calcext:value-type="string">
            <text:p>Warm Up</text:p>
          </table:table-cell>
          <table:table-cell table:style-name="ce13" office:value-type="string" calcext:value-type="string">
            <text:p>An Orange Clock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Castle Chamsby</text:p>
          </table:table-cell>
          <table:table-cell table:number-columns-repeated="2"/>
        </table:table-row>
        <table:table-row table:style-name="ro1">
          <table:table-cell table:style-name="ce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22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office:value-type="string" calcext:value-type="string">
            <text:p>Sleet Streets</text:p>
          </table:table-cell>
          <table:table-cell table:style-name="ce8" office:value-type="string" calcext:value-type="string">
            <text:p>Maybe I'm a Maze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table:style-name="ce11" office:value-type="string" calcext:value-type="string">
            <text:p>1st We Take Manhattan…</text:p>
          </table:table-cell>
          <table:table-cell office:value-type="string" calcext:value-type="string">
            <text:p>Storming Skyscrapers</text:p>
          </table:table-cell>
          <table:table-cell table:style-name="Default" office:value-type="string" calcext:value-type="string">
            <text:p>Traffic</text:p>
          </table:table-cell>
          <table:table-cell office:value-type="string" calcext:value-type="string">
            <text:p>Rooftop Race</text:p>
          </table:table-cell>
          <table:table-cell table:style-name="ce11" office:value-type="string" calcext:value-type="string">
            <text:p>Cometropoli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table:style-name="ce12" office:value-type="string" calcext:value-type="string">
            <text:p>All in All You’re Just ’Nother ₧ in the Wall</text:p>
          </table:table-cell>
          <table:table-cell table:style-name="ce17" office:value-type="string" calcext:value-type="string">
            <text:p>Livin’ la Habitación Loca</text:p>
          </table:table-cell>
          <table:table-cell table:style-name="ce12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table:style-name="ce11" office:value-type="string" calcext:value-type="string">
            <text:p>Wasabi Woods</text:p>
          </table:table-cell>
          <table:table-cell table:style-name="ce17" office:value-type="string" calcext:value-type="string">
            <text:p>Arbor Heights</text:p>
          </table:table-cell>
          <table:table-cell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table:style-name="ce11" office:value-type="string" calcext:value-type="string">
            <text:p>Thru the Sharp Hawthorn Blow the Winds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table:style-name="ce11"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Frostbite Mines</text:p>
          </table:table-cell>
          <table:table-cell table:style-name="ce11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table:style-name="ce11"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table:style-name="ce17" office:value-type="string" calcext:value-type="string">
            <text:p>Mucho Toro</text:p>
          </table:table-cell>
          <table:table-cell office:value-type="string" calcext:value-type="string">
            <text:p>Dark Sahara</text:p>
          </table:table-cell>
          <table:table-cell table:style-name="ce17" office:value-type="string" calcext:value-type="string">
            <text:p>Hier Kommt die Sonne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table:style-name="ce11"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ce13" office:value-type="string" calcext:value-type="string">
            <text:p>Mt. Rooster</text:p>
          </table:table-cell>
          <table:table-cell table:style-name="ce17" office:value-type="string" calcext:value-type="string">
            <text:p>¡Precipitate!</text:p>
          </table:table-cell>
          <table:table-cell table:style-name="ce11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table:style-name="ce11"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table:style-name="Default"/>
          <table:table-cell office:value-type="string" calcext:value-type="string">
            <text:p>Crying Lightning</text:p>
          </table:table-cell>
          <table:table-cell table:style-name="ce11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table:style-name="ce11" office:value-type="string" calcext:value-type="string">
            <text:p>¿…Or Is it All Just… Lunacy?</text:p>
          </table:table-cell>
          <table:table-cell table:style-name="ce13" office:value-type="string" calcext:value-type="string">
            <text:p>When I Stand Upside Down…</text:p>
          </table:table-cell>
          <table:table-cell table:style-name="ce12" office:value-type="string" calcext:value-type="string">
            <text:p>Mothership Contention</text:p>
          </table:table-cell>
          <table:table-cell table:style-name="ce17" office:value-type="string" calcext:value-type="string">
            <text:p>Don’t Make Me Bring the Gravity</text:p>
          </table:table-cell>
          <table:table-cell table:style-name="ce11" office:value-type="string" calcext:value-type="string">
            <text:p>Stop &amp; Go Space Station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table:style-name="ce11"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Sleet Streets</text:p>
          </table:table-cell>
          <table:table-cell table:style-name="ce12" office:value-type="string" calcext:value-type="string">
            <text:p>@ the Mountains o’ Madness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table:style-name="ce11"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table:style-name="Default" office:value-type="string" calcext:value-type="string">
            <text:p>Life’s a Beach &amp; Then You Die</text:p>
          </table:table-cell>
          <table:table-cell office:value-type="string" calcext:value-type="string">
            <text:p>Petrol Pond Place</text:p>
          </table:table-cell>
          <table:table-cell table:style-name="ce11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table:style-name="ce11"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style-name="ce17"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table:style-name="ce13"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table:style-name="ce17" office:value-type="string" calcext:value-type="string">
            <text:p>Not Much Room @ the Hotel Rhode Island</text:p>
          </table:table-cell>
          <table:table-cell office:value-type="string" calcext:value-type="string">
            <text:p>Foggy Forest</text:p>
          </table:table-cell>
          <table:table-cell table:style-name="ce17" office:value-type="string" calcext:value-type="string">
            <text:p>&amp; Pass the Cemetery Gates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table:style-name="ce11"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 table:style-name="Default"/>
          <table:table-cell table:style-name="ce11"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table:style-name="ce11"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table:style-name="Default"/>
          <table:table-cell office:value-type="string" calcext:value-type="string">
            <text:p>Warm Up</text:p>
          </table:table-cell>
          <table:table-cell table:style-name="ce17" office:value-type="string" calcext:value-type="string">
            <text:p>An Orange Clockwork</text:p>
          </table:table-cell>
          <table:table-cell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table:style-name="ce11"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I Don’t Wanna Be Here in your Boskeopolis Dungeon</text:p>
          </table:table-cell>
          <table:table-cell table:style-name="ce17" office:value-type="string" calcext:value-type="string">
            <text:p>Castle Chamsby</text:p>
          </table:table-cell>
          <table:table-cell/>
        </table:table-row>
        <table:table-row table:style-name="ro1">
          <table:table-cell table:style-name="ce2"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14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table:style-name="Default"/>
          <table:table-cell table:style-name="Default" office:value-type="string" calcext:value-type="string">
            <text:p>Casino Codfish</text:p>
          </table:table-cell>
          <table:table-cell table:style-name="ce8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34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16:32:41.8131158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1-06-03T16:32:50.181324019</dc:date>
    <meta:editing-duration>P16DT12H13M24S</meta:editing-duration>
    <meta:editing-cycles>363</meta:editing-cycles>
    <meta:generator>LibreOffice/6.4.7.2$Linux_X86_64 LibreOffice_project/40$Build-2</meta:generator>
    <meta:document-statistic meta:table-count="2" meta:cell-count="223" meta:object-count="0"/>
  </office:meta>
</office:document-meta>
</file>